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e0d6c5" draw:textarea-horizontal-align="justify" draw:textarea-vertical-align="middle" draw:auto-grow-height="false" fo:min-height="0.335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0.07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-color="#e0d6c5" draw:textarea-horizontal-align="justify" draw:textarea-vertical-align="middle" draw:auto-grow-height="false" fo:min-height="0.335cm" fo:min-width="0.07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276cm" draw:marker-end="Small_20_Arrow" draw:marker-end-width="0.20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ccffff" draw:fill="solid" draw:fill-color="#7d9fab" draw:textarea-horizontal-align="left" draw:auto-grow-height="true" draw:auto-grow-width="true" fo:min-height="0.632cm" fo:min-width="6.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 Mono"/>
    </style:style>
    <style:style style:name="P3" style:family="paragraph">
      <loext:graphic-properties draw:fill-color="#e0d6c5"/>
      <style:paragraph-properties fo:text-align="center"/>
      <style:text-properties style:font-name="Ubuntu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d9fab"/>
      <style:text-properties style:font-name="Ubuntu Mono"/>
    </style:style>
    <style:style style:name="T1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635cm" svg:x="3.159cm" svg:y="2.9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635cm" svg:x="3.159cm" svg:y="2.27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508cm" svg:height="0.635cm" svg:x="3.859cm" svg:y="2.90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635cm" svg:x="3.859cm" svg:y="2.269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0.508cm" svg:height="0.635cm" svg:x="4.559cm" svg:y="2.90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635cm" svg:x="4.559cm" svg:y="2.268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508cm" svg:height="0.635cm" svg:x="5.259cm" svg:y="2.90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635cm" svg:x="5.259cm" svg:y="2.267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629cm" svg:height="0.635cm" svg:x="5.959cm" svg:y="2.901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29cm" svg:height="0.635cm" svg:x="5.959cm" svg:y="2.26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635cm" svg:x="3.959cm" svg:y="5.27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508cm" svg:height="0.635cm" svg:x="3.959cm" svg:y="4.64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635cm" svg:x="4.659cm" svg:y="5.2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0.508cm" svg:height="0.635cm" svg:x="4.659cm" svg:y="4.639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635cm" svg:x="5.359cm" svg:y="5.27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0.508cm" svg:height="0.635cm" svg:x="5.359cm" svg:y="4.638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635cm" svg:x="6.059cm" svg:y="5.27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0.508cm" svg:height="0.635cm" svg:x="6.059cm" svg:y="4.63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29cm" svg:height="0.635cm" svg:x="3.159cm" svg:y="5.271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0.629cm" svg:height="0.635cm" svg:x="3.159cm" svg:y="4.636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413cm" svg:y1="3.54cm" svg:x2="4.213cm" svg:y2="4.64cm" draw:start-shape="id1" draw:start-glue-point="2" draw:end-shape="id2" draw:end-glue-point="0" svg:d="M3413 3540l800 1100" svg:viewBox="0 0 801 1101">
          <text:p/>
        </draw:connector>
        <draw:connector draw:style-name="gr5" draw:text-style-name="P4" draw:layer="layout" draw:type="line" svg:x1="4.113cm" svg:y1="3.539cm" svg:x2="4.913cm" svg:y2="4.639cm" draw:start-shape="id3" draw:start-glue-point="2" draw:end-shape="id4" draw:end-glue-point="0" svg:d="M4113 3539l800 1100" svg:viewBox="0 0 801 1101">
          <text:p/>
        </draw:connector>
        <draw:connector draw:style-name="gr5" draw:text-style-name="P4" draw:layer="layout" draw:type="line" svg:x1="4.813cm" svg:y1="3.538cm" svg:x2="5.613cm" svg:y2="4.638cm" draw:start-shape="id5" draw:start-glue-point="2" draw:end-shape="id6" draw:end-glue-point="0" svg:d="M4813 3538l800 1100" svg:viewBox="0 0 801 1101">
          <text:p/>
        </draw:connector>
        <draw:connector draw:style-name="gr5" draw:text-style-name="P4" draw:layer="layout" draw:type="line" svg:x1="5.513cm" svg:y1="3.537cm" svg:x2="6.313cm" svg:y2="4.637cm" draw:start-shape="id7" draw:start-glue-point="2" draw:end-shape="id8" draw:end-glue-point="0" svg:d="M5513 3537l800 1100" svg:viewBox="0 0 801 1101">
          <text:p/>
        </draw:connector>
        <draw:connector draw:style-name="gr5" draw:text-style-name="P4" draw:layer="layout" draw:type="line" svg:x1="6.273cm" svg:y1="3.536cm" svg:x2="3.473cm" svg:y2="4.636cm" draw:start-shape="id9" draw:start-glue-point="2" draw:end-shape="id10" draw:end-glue-point="0" svg:d="M6273 3536l-2800 1100" svg:viewBox="0 0 2801 1101">
          <text:p/>
        </draw:connector>
        <draw:frame draw:style-name="gr6" draw:text-style-name="P5" draw:layer="layout" svg:width="7.17cm" svg:height="0.886cm" svg:x="6.911cm" svg:y="3.667cm">
          <draw:text-box>
            <text:p><text:span text:style-name="T1">j,k,l,m,i = i,j,k,l,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5-09-11T09:57:34.373875000</meta:creation-date>
    <dc:date>2016-02-11T10:00:58.021969000</dc:date>
    <dc:creator>Neal Davis</dc:creator>
    <meta:editing-duration>PT4H6M52S</meta:editing-duration>
    <meta:editing-cycles>2</meta:editing-cycles>
    <meta:generator>LibreOffice/5.0.4.2$MacOSX_X86_64 LibreOffice_project/2b9802c1994aa0b7dc6079e128979269cf95bc78</meta:generator>
    <meta:document-statistic meta:object-count="26"/>
  </office:meta>
</office:document-meta>
</file>